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81c1" officeooo:paragraph-rsid="001881c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81c1" officeooo:paragraph-rsid="001881c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9a2e" officeooo:paragraph-rsid="001881c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1932" officeooo:paragraph-rsid="001b193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a50d" officeooo:paragraph-rsid="001ba5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be92" officeooo:paragraph-rsid="001dbe9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dbe92" officeooo:paragraph-rsid="0020dec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0dec2" officeooo:paragraph-rsid="0020dec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11a9f" officeooo:paragraph-rsid="00211a9f" style:font-size-asian="14pt" style:font-size-complex="16pt"/>
    </style:style>
    <style:style style:name="T1" style:family="text">
      <style:text-properties officeooo:rsid="001b1932"/>
    </style:style>
    <style:style style:name="T2" style:family="text">
      <style:text-properties officeooo:rsid="001ba50d"/>
    </style:style>
    <style:style style:name="T3" style:family="text">
      <style:text-properties officeooo:rsid="001bd554"/>
    </style:style>
    <style:style style:name="T4" style:family="text">
      <style:text-properties officeooo:rsid="001dbe92"/>
    </style:style>
    <style:style style:name="T5" style:family="text">
      <style:text-properties officeooo:rsid="001fb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deja je da imamo nacin kako da pratimo progres nekog projekta/zadatka/fajla , za pocetak bi imali 2 opcije , to su :</text:p>
      <text:p text:style-name="P3"/>
      <text:p text:style-name="P2"/>
      <text:p text:style-name="P2"/>
      <text:p text:style-name="P2"/>
      <text:p text:style-name="P2"/>
      <text:p text:style-name="P2">Po redu : </text:p>
      <text:p text:style-name="P2"/>
      <text:p text:style-name="P4">0.treba da se napis<text:span text:style-name="T5">e</text:span> klas<text:span text:style-name="T5">a</text:span> prvo za <text:span text:style-name="T3">folder</text:span> sto ce sadrzati putanju I listu fajlova <text:span text:style-name="T5">classa_folder (ovo vi)</text:span></text:p>
      <text:p text:style-name="P2"/>
      <text:p text:style-name="P2">1. <text:s/>napravimo bazu gde imamo putanje do foldera koji su inicij<text:span text:style-name="T1">alizovani . (modul_init) .</text:span></text:p>
      <text:p text:style-name="P4">1a. baza ce biti csv fajl koji se ucitavati u dictionary koji ce sadrzati path kao key I vrednost kao objekat :klase <text:span text:style-name="T3">atributi:</text:span>path sto ce <text:span text:style-name="T3">u</text:span> sebi sadrzati path u tipu stringa I listu svih fajlova <text:span text:style-name="T3">koji se cuvaju kao objekat fajl</text:span> koji su adovani u tom folderu . <text:span text:style-name="T5">modul_ucitavanjeglavnebaze <text:s/>(ja)</text:span></text:p>
      <text:p text:style-name="P2"/>
      <text:p text:style-name="P4">0.2 treba da se napravi klasa fajl koja ce u sebi sadrzati putanju folderu u kome se nalazi , sam fajl , trenutnu verziju<text:span text:style-name="T4">(sto korisnik nazove verziju)</text:span> ,<text:span text:style-name="T4">trenutnaverzija</text:span>, <text:span text:style-name="T2">poruku( ,</text:span> funkcija za pravljenje backupa ( to ce kasnije trebati ) . <text:span text:style-name="T5">class_fajl(ovo vi)</text:span></text:p>
      <text:p text:style-name="P4"/>
      <text:p text:style-name="P4">2.treba da se napise modul koji dodaje fajlove u listu dodatih fajlova ,</text:p>
      <text:p text:style-name="P4">modul_add , radice tako sto kada se <text:span text:style-name="T2">vrati path taj path ce se proslediti iz baze inicijalizovanih fajlova tako sto ce traziti ako ima key po tom pathu I doti fajl , ako nema izbacice gresku . modul_add (ovo vi)</text:span></text:p>
      <text:p text:style-name="P4"/>
      <text:p text:style-name="P5">3.komitovanje radi tako sto se kaze ime fajla , proveri se da li je taj fajl u tom folderu tako sto se prodje kroz listu dotatih fajlova , trenutni path u kome se nalazimo , vrati da li postoji fajl <text:span text:style-name="T4">s</text:span>a ukucanim imenom . Ako postoji, <text:span text:style-name="T3">pristupi tom elementu I treba da se promeni trenutna verzija , message I pokrene funkcija pravi backup . modul_commit I modul_backup</text:span></text:p>
      <text:p text:style-name="P8">(ovo cu ja)</text:p>
      <text:p text:style-name="P5"/>
      <text:p text:style-name="P7">3a. pravi se backup tako sto se u folderu koji je inicijalizovan napravi hidden folder koji se zove backups I unutar toga folder za svaki fajl ili</text:p>
      <text:p text:style-name="P8"><text:soft-page-break/>(ako mozete backup)</text:p>
      <text:p text:style-name="P7">folder I unutra svi fajlovi koji su komitovani . Radi ce tako sto cim se komituje neki fajl odma se pravi kopija u bekapu . </text:p>
      <text:p text:style-name="P6"/>
      <text:p text:style-name="P6">4.<text:span text:style-name="T5">modul_diff , citace liniju po liniju I naci razliku , prolazi kroz ciklus pise se u string , nova linije se odvaja /n I ako ne nadje razliku samo prepise razliku , ako ima samo prepise liniju naj novije verzije (ja)</text:span></text:p>
      <text:p text:style-name="P6"/>
      <text:p text:style-name="P6"/>
      <text:p text:style-name="P9">ne menjaj nista ovde , ako imas pitanje comment na github , ako hoces tvoje izmene da dignes posalji push request sa izmenama ali razlicit naziv od ovog faj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2:12:28.630750060</meta:creation-date>
    <dc:date>2018-07-06T00:06:18.797289052</dc:date>
    <meta:editing-duration>PT9M3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6" meta:word-count="400" meta:character-count="2191" meta:non-whitespace-character-count="1803"/>
  </office:meta>
</office:document-meta>
</file>